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2000000BA1681E5AC8C56D246.png" manifest:media-type="image/png"/>
  <manifest:file-entry manifest:full-path="Pictures/10000201000001C300000024C90377B0DA2B96C0.png" manifest:media-type="image/png"/>
  <manifest:file-entry manifest:full-path="Pictures/1000020100000260000001896BA141F4D32151C6.png" manifest:media-type="image/png"/>
  <manifest:file-entry manifest:full-path="Pictures/10000201000001A800000176298803F33ECC60B1.png" manifest:media-type="image/png"/>
  <manifest:file-entry manifest:full-path="Pictures/10000201000001B1000000AF237B4A96CE145E23.png" manifest:media-type="image/png"/>
  <manifest:file-entry manifest:full-path="Pictures/1000020100000286000001567C0F5CA7117E47A2.png" manifest:media-type="image/png"/>
  <manifest:file-entry manifest:full-path="Pictures/100002010000014A0000014338DE07F28663E7FA.png" manifest:media-type="image/png"/>
  <manifest:file-entry manifest:full-path="Pictures/100002010000021500000103893275EA09F80F69.png" manifest:media-type="image/png"/>
  <manifest:file-entry manifest:full-path="Pictures/10000201000001F70000006B3FF083C2AE6A0FA1.png" manifest:media-type="image/png"/>
  <manifest:file-entry manifest:full-path="Pictures/1000020100000242000000393368A8111AC12AB1.png" manifest:media-type="image/png"/>
  <manifest:file-entry manifest:full-path="Pictures/10000201000002230000002CB13BF63A1409FBF8.png" manifest:media-type="image/png"/>
  <manifest:file-entry manifest:full-path="Pictures/100002010000044300000276EF71F77C9B96C742.png" manifest:media-type="image/png"/>
  <manifest:file-entry manifest:full-path="Pictures/1000020100000155000001206FC0A6D366239493.png" manifest:media-type="image/png"/>
  <manifest:file-entry manifest:full-path="Pictures/10000201000001F70000002A50E9034C33177D4D.png" manifest:media-type="image/png"/>
  <manifest:file-entry manifest:full-path="Pictures/10000201000001EB000000227EC46E0E5F0761C7.png" manifest:media-type="image/png"/>
  <manifest:file-entry manifest:full-path="Pictures/10000201000001E60000007CF46E31FAA39C3E98.png" manifest:media-type="image/png"/>
  <manifest:file-entry manifest:full-path="Pictures/1000020100000298000001518C334F1244E670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3.1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12.0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2.542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8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style:font-size-asian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LuckyGuss</text:p>
          </draw:text-box>
        </draw:frame>
        <draw:frame draw:style-name="gr1" draw:text-style-name="P2" draw:layer="layout" svg:width="16.086cm" svg:height="10.397cm" svg:x="2.914cm" svg:y="4.2cm">
          <draw:image xlink:href="Pictures/1000020100000260000001896BA141F4D32151C6.png" xlink:type="simple" xlink:show="embed" xlink:actuate="onLoad" loext:mime-type="image/png">
            <text:p/>
          </draw:image>
        </draw:frame>
        <draw:frame draw:style-name="gr2" draw:text-style-name="P3" draw:layer="layout" svg:width="7.2cm" svg:height="2.741cm" svg:x="20cm" svg:y="6.459cm">
          <draw:text-box>
            <text:p>先執行看看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11.217cm" svg:height="9.894cm" svg:x="15cm" svg:y="4.2cm">
          <draw:image xlink:href="Pictures/10000201000001A800000176298803F33ECC60B1.png" xlink:type="simple" xlink:show="embed" xlink:actuate="onLoad" loext:mime-type="image/png">
            <text:p/>
          </draw:image>
        </draw:frame>
        <draw:frame draw:style-name="gr1" draw:text-style-name="P2" draw:layer="layout" svg:width="8.73cm" svg:height="8.545cm" svg:x="3.07cm" svg:y="4.4cm">
          <draw:image xlink:href="Pictures/100002010000014A0000014338DE07F28663E7FA.png" xlink:type="simple" xlink:show="embed" xlink:actuate="onLoad" loext:mime-type="image/png">
            <text:p/>
          </draw:image>
        </draw:frame>
        <draw:frame draw:style-name="gr2" draw:text-style-name="P3" draw:layer="layout" svg:width="9.6cm" svg:height="2.741cm" svg:x="4.6cm" svg:y="1cm">
          <draw:text-box>
            <text:p>丟到</text:p>
            <text:p>Ghidra發現while迴圈和後面的flag沒關西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2" draw:layer="layout" svg:width="12.4cm" svg:height="3.163cm" svg:x="0.8cm" svg:y="9.237cm" presentation:class="graphic" presentation:user-transformed="true">
          <draw:image xlink:href="Pictures/10000201000001E60000007CF46E31FAA39C3E98.png" xlink:type="simple" xlink:show="embed" xlink:actuate="onLoad" loext:mime-type="image/png">
            <text:p/>
          </draw:image>
        </draw:frame>
        <draw:frame draw:style-name="gr1" draw:text-style-name="P2" draw:layer="layout" svg:width="13.308cm" svg:height="2.83cm" svg:x="13.8cm" svg:y="9.2cm">
          <draw:image xlink:href="Pictures/10000201000001F70000006B3FF083C2AE6A0FA1.png" xlink:type="simple" xlink:show="embed" xlink:actuate="onLoad" loext:mime-type="image/png">
            <text:p/>
          </draw:image>
        </draw:frame>
        <draw:frame draw:style-name="gr5" draw:text-style-name="P3" draw:layer="layout" svg:width="12.2cm" svg:height="1.911cm" svg:x="9cm" svg:y="2.689cm">
          <draw:text-box>
            <text:p>修改組語讓程式碼不要執行while迴圈（右鍵-&gt;patch instructions）</text:p>
          </draw:text-box>
        </draw:frame>
        <draw:frame draw:style-name="gr6" draw:text-style-name="P3" draw:layer="layout" svg:width="8.8cm" svg:height="1.081cm" svg:x="4.2cm" svg:y="6.8cm">
          <draw:text-box>
            <text:p>修改前</text:p>
          </draw:text-box>
        </draw:frame>
        <draw:frame draw:style-name="gr6" draw:text-style-name="P3" draw:layer="layout" svg:width="8.8cm" svg:height="1.081cm" svg:x="14.2cm" svg:y="6.919cm">
          <draw:text-box>
            <text:p>修改後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2" draw:layer="layout" svg:width="10.4cm" svg:height="5.054cm" svg:x="1.6cm" svg:y="7.8cm" presentation:class="graphic" presentation:user-transformed="true">
          <draw:image xlink:href="Pictures/100002010000021500000103893275EA09F80F69.png" xlink:type="simple" xlink:show="embed" xlink:actuate="onLoad" loext:mime-type="image/png">
            <text:p/>
          </draw:image>
        </draw:frame>
        <draw:frame draw:style-name="gr1" draw:text-style-name="P2" draw:layer="layout" svg:width="15.292cm" svg:height="1.507cm" svg:x="13.4cm" svg:y="9.293cm">
          <draw:image xlink:href="Pictures/1000020100000242000000393368A8111AC12AB1.png" xlink:type="simple" xlink:show="embed" xlink:actuate="onLoad" loext:mime-type="image/png">
            <text:p/>
          </draw:image>
        </draw:frame>
        <draw:frame draw:style-name="gr5" draw:text-style-name="P3" draw:layer="layout" svg:width="11.2cm" svg:height="1.911cm" svg:x="1.8cm" svg:y="3.889cm">
          <draw:text-box>
            <text:p>file-&gt;export program 匯出修改後的程式碼</text:p>
          </draw:text-box>
        </draw:frame>
        <draw:frame draw:style-name="gr6" draw:text-style-name="P3" draw:layer="layout" svg:width="8.2cm" svg:height="1.081cm" svg:x="16.6cm" svg:y="7.4cm">
          <draw:text-box>
            <text:p>執行結果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lade</text:p>
          </draw:text-box>
        </draw:frame>
        <draw:frame draw:style-name="gr1" draw:text-style-name="P2" draw:layer="layout" svg:width="14.472cm" svg:height="1.163cm" svg:x="2cm" svg:y="6.8cm">
          <draw:image xlink:href="Pictures/10000201000002230000002CB13BF63A1409FBF8.png" xlink:type="simple" xlink:show="embed" xlink:actuate="onLoad" loext:mime-type="image/png">
            <text:p/>
          </draw:image>
        </draw:frame>
        <draw:frame draw:style-name="gr7" draw:text-style-name="P3" draw:layer="layout" svg:width="3.677cm" svg:height="1.081cm" svg:x="17.123cm" svg:y="6.6cm">
          <draw:text-box>
            <text:p>先執行一下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9.021cm" svg:height="7.619cm" svg:x="4.4cm" svg:y="1.8cm">
          <draw:image xlink:href="Pictures/1000020100000155000001206FC0A6D366239493.png" xlink:type="simple" xlink:show="embed" xlink:actuate="onLoad" loext:mime-type="image/png">
            <text:p/>
          </draw:image>
        </draw:frame>
        <draw:frame draw:style-name="gr8" draw:text-style-name="P5" draw:layer="layout" svg:width="12.529cm" svg:height="1.911cm" svg:x="14.4cm" svg:y="3.6cm">
          <draw:text-box>
            <text:p><text:span text:style-name="T1">丟到</text:span><text:span text:style-name="T1">Ghidra </text:span><text:span text:style-name="T1">發現只要</text:span></text:p>
            <text:p><text:span text:style-name="T1">輸入</text:span><text:span text:style-name="T1">to_say_something</text:span><text:span text:style-name="T1">就會執行</text:span><text:span text:style-name="T1">print_flag</text:span></text:p>
          </draw:text-box>
        </draw:frame>
        <draw:frame draw:style-name="gr1" draw:text-style-name="P2" draw:layer="layout" svg:width="12.99cm" svg:height="0.899cm" svg:x="13.21cm" svg:y="12.101cm">
          <draw:image xlink:href="Pictures/10000201000001EB000000227EC46E0E5F0761C7.png" xlink:type="simple" xlink:show="embed" xlink:actuate="onLoad" loext:mime-type="image/png">
            <text:p/>
          </draw:image>
        </draw:frame>
        <draw:frame draw:style-name="gr9" draw:text-style-name="P6" draw:layer="layout" svg:width="3.042cm" svg:height="1.081cm" svg:x="6.358cm" svg:y="12.2cm">
          <draw:text-box>
            <text:p><text:span text:style-name="T2">執行結果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trace</text:p>
          </draw:text-box>
        </draw:frame>
        <draw:frame draw:style-name="gr10" draw:text-style-name="P8" draw:layer="layout" svg:width="13.308cm" svg:height="1.11cm" svg:x="2.2cm" svg:y="6.09cm">
          <draw:image xlink:href="Pictures/10000201000001F70000002A50E9034C33177D4D.png" xlink:type="simple" xlink:show="embed" xlink:actuate="onLoad" loext:mime-type="image/png">
            <text:p/>
          </draw:image>
        </draw:frame>
        <draw:frame draw:style-name="gr11" draw:text-style-name="P9" draw:layer="layout" svg:width="3.677cm" svg:height="1.281cm" svg:x="17.723cm" svg:y="6.319cm">
          <draw:text-box>
            <text:p>先執行一下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0" draw:text-style-name="P8" draw:layer="layout" svg:width="13.787cm" svg:height="6.997cm" svg:x="13.8cm" svg:y="8.2cm">
          <draw:image xlink:href="Pictures/1000020100000298000001518C334F1244E6708F.png" xlink:type="simple" xlink:show="embed" xlink:actuate="onLoad" loext:mime-type="image/png">
            <text:p/>
          </draw:image>
        </draw:frame>
        <draw:frame draw:style-name="gr10" draw:text-style-name="P8" draw:layer="layout" svg:width="13.046cm" svg:height="6.907cm" svg:x="0.8cm" svg:y="0.493cm">
          <draw:image xlink:href="Pictures/1000020100000286000001567C0F5CA7117E47A2.png" xlink:type="simple" xlink:show="embed" xlink:actuate="onLoad" loext:mime-type="image/png">
            <text:p/>
          </draw:image>
        </draw:frame>
        <draw:frame draw:style-name="gr12" draw:text-style-name="P9" draw:layer="layout" svg:width="8cm" svg:height="1.911cm" svg:x="15.2cm" svg:y="2.2cm">
          <draw:text-box>
            <text:p>用strace查看發現字串太長沒有全部顯示出來</text:p>
          </draw:text-box>
        </draw:frame>
        <draw:frame draw:style-name="gr12" draw:text-style-name="P9" draw:layer="layout" svg:width="8cm" svg:height="1.081cm" svg:x="3cm" svg:y="9.6cm">
          <draw:text-box>
            <text:p>設定-s 參數增加顯示長度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d</text:p>
          </draw:text-box>
        </draw:frame>
        <draw:frame draw:style-name="gr10" draw:text-style-name="P8" draw:layer="layout" svg:width="11.932cm" svg:height="0.952cm" svg:x="2.2cm" svg:y="5.2cm">
          <draw:image xlink:href="Pictures/10000201000001C300000024C90377B0DA2B96C0.png" xlink:type="simple" xlink:show="embed" xlink:actuate="onLoad" loext:mime-type="image/png">
            <text:p/>
          </draw:image>
        </draw:frame>
        <draw:frame draw:style-name="gr11" draw:text-style-name="P9" draw:layer="layout" svg:width="3.677cm" svg:height="1.281cm" svg:x="17.523cm" svg:y="5.2cm">
          <draw:text-box>
            <text:p>先執行一下</text:p>
          </draw:text-box>
        </draw:frame>
        <draw:frame draw:style-name="gr10" draw:text-style-name="P8" draw:layer="layout" svg:width="11.455cm" svg:height="4.629cm" svg:x="13.8cm" svg:y="8.171cm">
          <draw:image xlink:href="Pictures/10000201000001B1000000AF237B4A96CE145E23.png" xlink:type="simple" xlink:show="embed" xlink:actuate="onLoad" loext:mime-type="image/png">
            <text:p/>
          </draw:image>
        </draw:frame>
        <draw:frame draw:style-name="gr12" draw:text-style-name="P9" draw:layer="layout" svg:width="8.4cm" svg:height="1.911cm" svg:x="3.4cm" svg:y="9.711cm">
          <draw:text-box>
            <text:p>丟到Ghidra發現沒什麼東西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0" draw:text-style-name="P8" draw:layer="layout" svg:width="15.599cm" svg:height="4.304cm" svg:x="10.8cm" svg:y="10.4cm" presentation:class="graphic" presentation:user-transformed="true">
          <draw:image xlink:href="Pictures/10000201000002A2000000BA1681E5AC8C56D246.png" xlink:type="simple" xlink:show="embed" xlink:actuate="onLoad" loext:mime-type="image/png">
            <text:p/>
          </draw:image>
        </draw:frame>
        <draw:frame draw:style-name="gr10" draw:text-style-name="P8" draw:layer="layout" svg:width="15.411cm" svg:height="8.899cm" svg:x="0.389cm" svg:y="1.172cm">
          <draw:image xlink:href="Pictures/100002010000044300000276EF71F77C9B96C742.png" xlink:type="simple" xlink:show="embed" xlink:actuate="onLoad" loext:mime-type="image/png">
            <text:p/>
          </draw:image>
        </draw:frame>
        <draw:frame draw:style-name="gr12" draw:text-style-name="P9" draw:layer="layout" svg:width="9.2cm" svg:height="2.741cm" svg:x="17.2cm" svg:y="5cm">
          <draw:text-box>
            <text:p>用strings查看發現有很多字串，有兩種看起來像flag的格式myfirstctf{}和MyFirstCTF{}</text:p>
          </draw:text-box>
        </draw:frame>
        <draw:frame draw:style-name="gr13" draw:text-style-name="P9" draw:layer="layout" svg:width="6.6cm" svg:height="3.333cm" svg:x="2.2cm" svg:y="11.6cm">
          <draw:text-box>
            <text:p>在MyFirstCTF{}的格式中看到flag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5:05:17.704502203</meta:creation-date>
    <dc:date>2021-10-26T14:20:29.338488513</dc:date>
    <meta:editing-duration>PT3H45M35S</meta:editing-duration>
    <meta:editing-cycles>4</meta:editing-cycles>
    <meta:generator>LibreOffice/6.4.6.2$Linux_X86_64 LibreOffice_project/0ce51a4fd21bff07a5c061082cc82c5ed232f115</meta:generator>
    <meta:document-statistic meta:object-count="79"/>
  </office:meta>
</office:document-meta>
</file>